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174a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d7d86" officeooo:paragraph-rsid="001d7d86" style:font-weight-asian="normal" style:font-weight-complex="normal"/>
    </style:style>
    <style:style style:name="P3" style:family="paragraph" style:parent-style-name="Standard">
      <style:text-properties officeooo:paragraph-rsid="003e0152"/>
    </style:style>
    <style:style style:name="P4" style:family="paragraph" style:parent-style-name="Text_20_body"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2ec446" officeooo:paragraph-rsid="002ec446" style:font-weight-asian="normal" style:font-weight-complex="normal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2084a5" officeooo:paragraph-rsid="002084a5"/>
    </style:style>
    <style:style style:name="P7" style:family="paragraph" style:parent-style-name="Standard" style:list-style-name="L1">
      <style:text-properties officeooo:rsid="001f90a9" officeooo:paragraph-rsid="002084a5"/>
    </style:style>
    <style:style style:name="P8" style:family="paragraph" style:parent-style-name="Standard">
      <style:text-properties style:text-position="0% 100%" style:text-underline-style="solid" style:text-underline-width="auto" style:text-underline-color="font-color" fo:font-weight="bold" officeooo:rsid="0036c48c" officeooo:paragraph-rsid="001d7d86" style:font-weight-asian="bold" style:font-weight-complex="bold"/>
    </style:style>
    <style:style style:name="P9" style:family="paragraph" style:parent-style-name="Standard" style:list-style-name="L2"/>
    <style:style style:name="P10" style:family="paragraph" style:parent-style-name="Standard" style:list-style-name="L2">
      <style:text-properties officeooo:paragraph-rsid="003e0152"/>
    </style:style>
    <style:style style:name="P11" style:family="paragraph" style:parent-style-name="Standard" style:list-style-name="L2">
      <style:text-properties style:text-underline-style="none" fo:font-weight="normal" officeooo:rsid="001d7d86" officeooo:paragraph-rsid="001d7d86" style:font-weight-asian="normal" style:font-weight-complex="normal"/>
    </style:style>
    <style:style style:name="P12" style:family="paragraph" style:parent-style-name="Standard" style:list-style-name="L2">
      <style:text-properties style:text-underline-style="none" fo:font-weight="normal" officeooo:rsid="003a67a4" officeooo:paragraph-rsid="003a67a4" style:font-weight-asian="normal" style:font-weight-complex="normal"/>
    </style:style>
    <style:style style:name="P13" style:family="paragraph" style:parent-style-name="Standard" style:list-style-name="L2">
      <style:text-properties fo:font-weight="bold" style:font-weight-asian="bold" style:font-weight-complex="bold"/>
    </style:style>
    <style:style style:name="P14" style:family="paragraph" style:parent-style-name="Standard">
      <style:text-properties fo:font-size="12pt" officeooo:paragraph-rsid="003e0152" style:font-size-asian="12pt" style:font-size-complex="12pt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officeooo:rsid="002cb79a" officeooo:paragraph-rsid="002cb79a"/>
    </style:style>
    <style:style style:name="P17" style:family="paragraph" style:parent-style-name="Text_20_body" style:list-style-name="L1">
      <style:paragraph-properties fo:margin-top="0cm" fo:margin-bottom="0cm" loext:contextual-spacing="false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officeooo:paragraph-rsid="002a72f8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officeooo:rsid="001f90a9" officeooo:paragraph-rsid="002084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9174a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position="0% 100%"/>
    </style:style>
    <style:style style:name="T6" style:family="text">
      <style:text-properties style:text-position="0% 100%" style:text-underline-style="solid" style:text-underline-width="auto" style:text-underline-color="font-color" fo:font-weight="bold" officeooo:rsid="0036c48c" style:font-weight-asian="bold" style:font-weight-complex="bold"/>
    </style:style>
    <style:style style:name="T7" style:family="text">
      <style:text-properties style:text-position="0% 100%" officeooo:rsid="0036c48c"/>
    </style:style>
    <style:style style:name="T8" style:family="text">
      <style:text-properties style:text-position="0% 100%" fo:font-weight="bold" officeooo:rsid="0036c48c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3">VIM <text:s/>EDITOR</text:span></text:p>
      <text:p text:style-name="P1"/>
      <text:p text:style-name="P5">Type command on command prompt $vimtutor</text:p>
      <text:p text:style-name="P4">There are several more ways to enter insert mode, depending on where you want to insert the text: </text:p>
      <text:list xml:id="list947646044913444960" text:style-name="L1">
        <text:list-item>
          <text:p text:style-name="P17"><text:span text:style-name="Source_20_Text">i</text:span> insert at current location </text:p>
        </text:list-item>
        <text:list-item>
          <text:p text:style-name="P17"><text:span text:style-name="Source_20_Text">a</text:span> insert after current location (append) </text:p>
        </text:list-item>
        <text:list-item>
          <text:p text:style-name="P17"><text:span text:style-name="Source_20_Text">I</text:span> insert AT START of current line </text:p>
        </text:list-item>
        <text:list-item>
          <text:p text:style-name="P17"><text:span text:style-name="Source_20_Text">A</text:span> insert AFTER END of current line </text:p>
        </text:list-item>
        <text:list-item>
          <text:p text:style-name="P17"><text:span text:style-name="Source_20_Text">o</text:span> insert line below current line (open) </text:p>
        </text:list-item>
        <text:list-item>
          <text:p text:style-name="P17"><text:span text:style-name="Source_20_Text">O</text:span> insert line ABOVE current line </text:p>
        </text:list-item>
        <text:list-item>
          <text:p text:style-name="P17"/>
        </text:list-item>
      </text:list>
      <text:p text:style-name="P6"><text:span text:style-name="T4"><text:tab/><text:tab/><text:tab/><text:tab/></text:span><text:span text:style-name="T2">DELETION COMMANDS</text:span></text:p>
      <text:list xml:id="list184524229608061" text:continue-numbering="true" text:style-name="L1">
        <text:list-item>
          <text:p text:style-name="P18"><text:span text:style-name="Source_20_Text">s</text:span> delete character under cursor and start inserting in its place (substitute text) </text:p>
        </text:list-item>
        <text:list-item>
          <text:p text:style-name="P18"><text:span text:style-name="Source_20_Text">S delete all text on line and start inserting in its place (substitute line) </text:span></text:p>
        </text:list-item>
        <text:list-item>
          <text:p text:style-name="P17"><text:span text:style-name="Source_20_Text">cw</text:span> delete to the end of current word and start inserting in its place (any movement command can be substituted for <text:span text:style-name="Source_20_Text">w</text:span>) </text:p>
        </text:list-item>
        <text:list-item>
          <text:p text:style-name="P7">Press <text:s/>x <text:s/>to delete the character under the cursor.</text:p>
        </text:list-item>
        <text:list-item>
          <text:p text:style-name="P19">Type <text:s/>d$ <text:s/>to delete to the end of the line.</text:p>
        </text:list-item>
        <text:list-item>
          <text:p text:style-name="P17"><text:span text:style-name="Source_20_Text">cc</text:span> same as S (change line) </text:p>
        </text:list-item>
        <text:list-item>
          <text:p text:style-name="P15"><text:span text:style-name="Source_20_Text">C</text:span> delete from the cursor to the end of line and start inserting at the cursor position .</text:p>
        </text:list-item>
        <text:list-item>
          <text:p text:style-name="P16"><text:span text:style-name="T1">ce</text:span> <text:s/>deletes the word and places you in Insert mode.</text:p>
        </text:list-item>
      </text:list>
      <text:p text:style-name="Text_20_body"/>
      <text:p text:style-name="P2"><text:tab/><text:tab/><text:tab/><text:tab/><text:span text:style-name="T6">CSCOPE</text:span></text:p>
      <text:p text:style-name="P8"/>
      <text:p text:style-name="P2"><text:span text:style-name="T8">Generate the Cscope database</text:span><text:span text:style-name="T7">.</text:span></text:p>
      <text:list xml:id="list1947679963538149802" text:style-name="L2">
        <text:list-item>
          <text:p text:style-name="P9">cscope -b -q -k</text:p>
        </text:list-item>
        <text:list-item>
          <text:p text:style-name="P11"><text:span text:style-name="T7">The </text:span><text:span text:style-name="Teletype"><text:span text:style-name="T7">-b</text:span></text:span><text:span text:style-name="T7"> flag tells Cscope to just build the database, and not launch the Cscope GUI. The </text:span><text:span text:style-name="Teletype"><text:span text:style-name="T7">-q</text:span></text:span><text:span text:style-name="T7"> causes an additional, 'inverted index' file to be created, which makes searches run much faster for large databases. Finally, </text:span><text:span text:style-name="Teletype"><text:span text:style-name="T7">-k</text:span></text:span><text:span text:style-name="T7"> sets Cscope's 'kernel' mode--it will not look in </text:span><text:span text:style-name="Teletype"><text:span text:style-name="T7">/usr/include</text:span></text:span><text:span text:style-name="T7"> for any header files that are #included in your source files (this is mainly useful when you are using Cscope with operating system and/or C library source code, as we are here).</text:span></text:p>
        </text:list-item>
        <text:list-item>
          <text:p text:style-name="P12"><text:span text:style-name="T7">P</text:span><text:span text:style-name="T5">ress </text:span><text:span text:style-name="T9">TAB</text:span><text:span text:style-name="T5"> to return in cscope mode.</text:span></text:p>
        </text:list-item>
        <text:list-item>
          <text:p text:style-name="P13">cscope -d</text:p>
        </text:list-item>
      </text:list>
      <text:p text:style-name="P3"><text:span text:style-name="T10">The </text:span><text:span text:style-name="Teletype"><text:span text:style-name="T10">-d</text:span></text:span><text:span text:style-name="T10"> flag tells Cscope not to regenerate the database (which you already did in the previous step). Within the Cscope browser, type </text:span><text:span text:style-name="Teletype"><text:span text:style-name="T10">?</text:span></text:span><text:span text:style-name="T10"> .</text:span></text:p>
      <text:p text:style-name="P14"><text:s/></text:p>
      <text:list xml:id="list184523790866775" text:continue-numbering="true" text:style-name="L2">
        <text:list-item>
          <text:p text:style-name="P10"><text:span text:style-name="Teletype"><text:span text:style-name="T11">Ctrl-d</text:span></text:span><text:span text:style-name="T11"> to exi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0:07:40.225989050</meta:creation-date>
    <dc:date>2017-08-17T12:57:38.971510999</dc:date>
    <meta:editing-duration>PT3H17M5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314" meta:character-count="1655" meta:non-whitespace-character-count="1357"/>
  </office:meta>
</office:document-meta>
</file>